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82535" calcext:value-type="float">
            <text:p>0.6482535</text:p>
          </table:table-cell>
          <table:table-cell office:value-type="float" office:value="0.0011075" calcext:value-type="float">
            <text:p>0.0011075</text:p>
          </table:table-cell>
          <table:table-cell office:value-type="float" office:value="0.6460799" calcext:value-type="float">
            <text:p>0.6460799</text:p>
          </table:table-cell>
          <table:table-cell office:value-type="float" office:value="0.650421" calcext:value-type="float">
            <text:p>0.650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03455" calcext:value-type="float">
            <text:p>0.3203455</text:p>
          </table:table-cell>
          <table:table-cell office:value-type="float" office:value="0.0010822" calcext:value-type="float">
            <text:p>0.0010822</text:p>
          </table:table-cell>
          <table:table-cell office:value-type="float" office:value="0.3182282" calcext:value-type="float">
            <text:p>0.3182282</text:p>
          </table:table-cell>
          <table:table-cell office:value-type="float" office:value="0.3224702" calcext:value-type="float">
            <text:p>0.32247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14009" calcext:value-type="float">
            <text:p>0.0314009</text:p>
          </table:table-cell>
          <table:table-cell office:value-type="float" office:value="0.0004045" calcext:value-type="float">
            <text:p>0.0004045</text:p>
          </table:table-cell>
          <table:table-cell office:value-type="float" office:value="0.0306178" calcext:value-type="float">
            <text:p>0.0306178</text:p>
          </table:table-cell>
          <table:table-cell office:value-type="float" office:value="0.0322034" calcext:value-type="float">
            <text:p>0.0322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47:39.637000000</dc:date>
    <meta:editing-duration>PT10M31S</meta:editing-duration>
    <meta:editing-cycles>2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